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82cm"/>
    </style:style>
    <style:style style:name="co2" style:family="table-column">
      <style:table-column-properties fo:break-before="auto" style:column-width="18.239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2.263cm"/>
    </style:style>
    <style:style style:name="co5" style:family="table-column">
      <style:table-column-properties fo:break-before="auto" style:column-width="3.923cm"/>
    </style:style>
    <style:style style:name="co6" style:family="table-column">
      <style:table-column-properties fo:break-before="auto" style:column-width="3.556cm"/>
    </style:style>
    <style:style style:name="co7" style:family="table-column">
      <style:table-column-properties fo:break-before="auto" style:column-width="2.669cm"/>
    </style:style>
    <style:style style:name="co8" style:family="table-column">
      <style:table-column-properties fo:break-before="auto" style:column-width="1.896cm"/>
    </style:style>
    <style:style style:name="co9" style:family="table-column">
      <style:table-column-properties fo:break-before="auto" style:column-width="1.607cm"/>
    </style:style>
    <style:style style:name="co10" style:family="table-column">
      <style:table-column-properties fo:break-before="auto" style:column-width="5.138cm"/>
    </style:style>
    <style:style style:name="co11" style:family="table-column">
      <style:table-column-properties fo:break-before="auto" style:column-width="3.517cm"/>
    </style:style>
    <style:style style:name="co12" style:family="table-column">
      <style:table-column-properties fo:break-before="auto" style:column-width="4.251cm"/>
    </style:style>
    <style:style style:name="co13" style:family="table-column">
      <style:table-column-properties fo:break-before="auto" style:column-width="1.723cm"/>
    </style:style>
    <style:style style:name="co14" style:family="table-column">
      <style:table-column-properties fo:break-before="auto" style:column-width="2.939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99cm" fo:break-before="auto" style:use-optimal-row-height="false"/>
    </style:style>
    <style:style style:name="ro5" style:family="table-row">
      <style:table-row-properties style:row-height="1.316cm" fo:break-before="auto" style:use-optimal-row-height="false"/>
    </style:style>
    <style:style style:name="ro6" style:family="table-row">
      <style:table-row-properties style:row-height="1.124cm" fo:break-before="auto" style:use-optimal-row-height="false"/>
    </style:style>
    <style:style style:name="ro7" style:family="table-row">
      <style:table-row-properties style:row-height="1.603cm" fo:break-before="auto" style:use-optimal-row-height="false"/>
    </style:style>
    <style:style style:name="ro8" style:family="table-row">
      <style:table-row-properties style:row-height="1.291cm" fo:break-before="auto" style:use-optimal-row-height="false"/>
    </style:style>
    <style:style style:name="ro9" style:family="table-row">
      <style:table-row-properties style:row-height="1.053cm" fo:break-before="auto" style:use-optimal-row-height="false"/>
    </style:style>
    <style:style style:name="ro10" style:family="table-row">
      <style:table-row-properties style:row-height="0.813cm" fo:break-before="auto" style:use-optimal-row-height="false"/>
    </style:style>
    <style:style style:name="ro11" style:family="table-row">
      <style:table-row-properties style:row-height="0.8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Times New Roman" fo:language="de" fo:country="DE" style:font-name-complex="Times New Roman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</style:style>
    <style:style style:name="ce6" style:family="table-cell" style:parent-style-name="Default" style:data-style-name="N0"/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2.24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Linienspitzen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Times New Roman" fo:language="de" fo:country="DE" style:font-name-complex="Times New Roman"/>
    </style:style>
    <style:style style:name="T3" style:family="text">
      <style:text-properties fo:color="#000000" style:text-outline="false" style:text-line-through-style="none" style:text-position="0% 100%" style:font-name="Times New Roman" fo:font-size="10pt" fo:language="de" fo:country="DE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4" style:family="text">
      <style:text-properties fo:color="#0000ff" style:text-outline="false" style:text-line-through-style="none" style:text-position="0% 100%" style:font-name="Times New Roman" fo:font-size="10pt" fo:language="de" fo:country="DE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0" table:default-cell-style-name="Default"/>
        <table:table-row table:style-name="ro1">
          <table:table-cell table:style-name="ce1" office:value-type="string">
            <text:p>Index</text:p>
          </table:table-cell>
          <table:table-cell table:style-name="ce1" office:value-type="string">
            <text:p>Charity Name</text:p>
          </table:table-cell>
          <table:table-cell table:style-name="ce1" office:value-type="string">
            <text:p>Charity Description</text:p>
          </table:table-cell>
          <table:table-cell table:style-name="ce1" office:value-type="string">
            <text:p>Data source</text:p>
          </table:table-cell>
          <table:table-cell table:style-name="ce1" office:value-type="string">
            <text:p>Link to cost efficiency</text:p>
          </table:table-cell>
          <table:table-cell table:style-name="ce1" office:value-type="string">
            <text:p>Link to charity page</text:p>
          </table:table-cell>
          <table:table-cell table:style-name="ce1" office:value-type="string">
            <office:annotation draw:style-name="gr1" draw:text-style-name="P1" svg:width="2.899cm" svg:height="12.446cm" svg:x="37.138cm" svg:y="0cm" draw:caption-point-x="-0.683cm" draw:caption-point-y="0.01cm">
              <dc:creator>PK</dc:creator>
              <dc:date>2023-12-23T00:00:00</dc:date>
              <text:p text:style-name="P1"><text:span text:style-name="T1">- infrastructure </text:span></text:p>
              <text:p text:style-name="P1"><text:span text:style-name="T1">- rural areas</text:span></text:p>
              <text:p text:style-name="P1"><text:span text:style-name="T1">- healthcare and prevention</text:span></text:p>
              <text:p text:style-name="P1"><text:span text:style-name="T1">&gt;maternal and neonatal health</text:span></text:p>
              <text:p text:style-name="P1"><text:span text:style-name="T1">&gt;vaccinations</text:span></text:p>
              <text:p text:style-name="P1"><text:span text:style-name="T1">&gt;prevention (other)</text:span></text:p>
              <text:p text:style-name="P1"><text:span text:style-name="T1">&gt;Malaria</text:span></text:p>
              <text:p text:style-name="P1"><text:span text:style-name="T1">&gt;HIV/AIDS &gt;cancer treatment</text:span></text:p>
              <text:p text:style-name="P1"><text:span text:style-name="T1">&gt;orthopedic treatment</text:span></text:p>
              <text:p text:style-name="P1"><text:span text:style-name="T1">&gt;contraception</text:span></text:p>
              <text:p text:style-name="P1"><text:span text:style-name="T1">&gt;treatment (other)</text:span></text:p>
              <text:p text:style-name="P1"><text:span text:style-name="T1">&gt;eyes</text:span></text:p>
              <text:p text:style-name="P1"><text:span text:style-name="T1">&gt;hunger</text:span></text:p>
              <text:p text:style-name="P1"><text:span text:style-name="T1">- economic development</text:span></text:p>
              <text:p text:style-name="P1"><text:span text:style-name="T1">&gt;farming</text:span></text:p>
              <text:p text:style-name="P1"><text:span text:style-name="T1">&gt;worker support &gt;cash transfer and microfinances</text:span></text:p>
              <text:p text:style-name="P1"><text:span text:style-name="T1">- education</text:span></text:p>
              <text:p text:style-name="P1"><text:span text:style-name="T1">- water</text:span></text:p>
              <text:p text:style-name="P1"><text:span text:style-name="T1">- animal welfare</text:span></text:p>
              <text:p text:style-name="P1"><text:span text:style-name="T1">- climate change</text:span></text:p>
            </office:annotation>
            <text:p>Categories</text:p>
          </table:table-cell>
          <table:table-cell table:style-name="ce1" office:value-type="string">
            <text:p>Continent</text:p>
          </table:table-cell>
          <table:table-cell table:style-name="ce1" office:value-type="string">
            <text:p>Country</text:p>
          </table:table-cell>
          <table:table-cell table:style-name="ce1" office:value-type="string">
            <text:p>gln (global, local, nationwide)</text:p>
          </table:table-cell>
          <table:table-cell table:style-name="ce1" office:value-type="string">
            <office:annotation draw:style-name="gr2" draw:text-style-name="P1" svg:width="2.899cm" svg:height="2.571cm" svg:x="49.297cm" svg:y="0cm" draw:caption-point-x="-0.729cm" draw:caption-point-y="0.01cm">
              <dc:creator>PK</dc:creator>
              <dc:date>2023-12-23T00:00:00</dc:date>
              <text:p text:style-name="P1"><text:span text:style-name="T1">Possible answers: Children, Women, Men, Elderly, Refugees</text:span></text:p>
            </office:annotation>
            <text:p>target demographic</text:p>
          </table:table-cell>
          <table:table-cell table:style-name="ce1" office:value-type="string">
            <text:p>size of charity (revenue)</text:p>
          </table:table-cell>
          <table:table-cell table:style-name="ce1" office:value-type="string">
            <office:annotation draw:style-name="gr2" draw:text-style-name="P1" svg:width="2.899cm" svg:height="2.571cm" svg:x="55.271cm" svg:y="0cm" draw:caption-point-x="-0.751cm" draw:caption-point-y="0.01cm">
              <dc:creator>PK</dc:creator>
              <dc:date>2023-12-23T00:00:00</dc:date>
              <text:p text:style-name="P1"><text:span text:style-name="T1">y/n-answer</text:span></text:p>
              <text:p text:style-name="P1"><text:span text:style-name="T1">Does the charity work on existential crises for humanity and the planet?</text:span></text:p>
            </office:annotation>
            <text:p>Ex-crisis</text:p>
          </table:table-cell>
          <table:table-cell table:style-name="ce1" office:value-type="string">
            <text:p>efficiency rating</text:p>
          </table:table-cell>
          <table:table-cell table:style-name="ce1" office:value-type="string">
            <office:annotation draw:style-name="gr3" draw:text-style-name="P1" svg:width="2.899cm" svg:height="2.176cm" svg:x="60.468cm" svg:y="0cm" draw:caption-point-x="-0.771cm" draw:caption-point-y="0.01cm">
              <dc:creator>PK</dc:creator>
              <dc:date>2023-12-23T00:00:00</dc:date>
              <text:p text:style-name="P1"><text:span text:style-name="T1">y/n answer</text:span></text:p>
              <text:p text:style-name="P1"><text:span text:style-name="T1">Does the charity publish their numbers/their books?</text:span></text:p>
            </office:annotation>
            <text:p>Accountability</text:p>
          </table:table-cell>
          <table:table-cell table:style-name="ce1" table:number-columns-repeated="1009"/>
        </table:table-row>
        <table:table-row table:style-name="ro2">
          <table:table-cell office:value-type="float" office:value="0">
            <text:p>0</text:p>
          </table:table-cell>
          <table:table-cell table:style-name="Default" office:value-type="string">
            <text:p>Bridges to Prosperity</text:p>
          </table:table-cell>
          <table:table-cell table:style-name="ce3" office:value-type="string">
            <text:p>Building footbridges in rural areas in sub-Saharan Africa and Latin America to connect isolated households to schools, health clinics, and markets. (<text:a xlink:href="https://www.givewell.org/international/technical/programs/bridges-to-prosperity">More</text:a>) </text:p>
          </table:table-cell>
          <table:table-cell office:value-type="string">
            <text:p>GiveWell</text:p>
          </table:table-cell>
          <table:table-cell table:style-name="ce4"/>
          <table:table-cell office:value-type="string">
            <text:p>https://bridgestoprosperity.org/</text:p>
          </table:table-cell>
          <table:table-cell office:value-type="string">
            <text:p>Infrastructure</text:p>
          </table:table-cell>
          <table:table-cell office:value-type="string">
            <text:p>Africa, South America</text:p>
          </table:table-cell>
          <table:table-cell office:value-type="string">
            <text:p>Nicaragua, Rwanda</text:p>
          </table:table-cell>
          <table:table-cell table:style-name="ce4"/>
          <table:table-cell office:value-type="string">
            <text:p>Children, Women, Men, Elderly</text:p>
          </table:table-cell>
          <table:table-cell/>
          <table:table-cell office:value-type="string">
            <text:p>n</text:p>
          </table:table-cell>
          <table:table-cell table:style-name="ce4" table:number-columns-repeated="2"/>
          <table:table-cell table:number-columns-repeated="2"/>
          <table:table-cell table:style-name="ce1" table:number-columns-repeated="1007"/>
        </table:table-row>
        <table:table-row table:style-name="ro3">
          <table:table-cell office:value-type="float" office:value="1">
            <text:p>1</text:p>
          </table:table-cell>
          <table:table-cell table:style-name="Default" office:value-type="string">
            <text:p>Chlorine vouchers</text:p>
          </table:table-cell>
          <table:table-cell table:style-name="ce3" office:value-type="string">
            <text:p>Offering vouchers for free redemption of household water chlorination treatment. (<text:a xlink:href="https://www.givewell.org/international/technical/programs/chlorine-vouchers">More</text:a>) </text:p>
          </table:table-cell>
          <table:table-cell office:value-type="string">
            <text:p>GiveWell</text:p>
          </table:table-cell>
          <table:table-cell table:style-name="ce4" table:number-columns-repeated="2"/>
          <table:table-cell office:value-type="string">
            <text:p>Healthcare and prevention &gt;prevention(other)</text:p>
          </table:table-cell>
          <table:table-cell table:number-columns-repeated="2"/>
          <table:table-cell table:style-name="ce4" table:number-columns-repeated="6"/>
          <table:table-cell table:number-columns-repeated="1009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Combined protocol community-based management of acute malnutrition</text:p>
          </table:table-cell>
          <table:table-cell office:value-type="string">
            <text:p><text:span text:style-name="T2"><text:a xlink:href="https:/www.givewell.org/international/technical/programs/combined-protocol-community-management-acute-malnutrition">Identifying and treating uncomplicated cases of both severe acute malnutrition and moderate acute malnutrition on an outpatient basis. (More)</text:a></text:span></text:p>
          </table:table-cell>
          <table:table-cell office:value-type="string">
            <text:p>GiveWell</text:p>
          </table:table-cell>
          <table:table-cell office:value-type="string">
            <text:p><text:a xlink:href="https://docs.google.com/spreadsheets/d/1IdZLSBgEK46vc7cX9C7KnFgUcOk_M0UIYJ8go_DrvS0/edit#gid=1468241237">https://docs.google.com/spreadsheets/d/1IdZLSBgEK46vc7cX9C7KnFgUcOk_M0UIYJ8go_DrvS0/edit#gid=1468241237</text:a></text:p>
          </table:table-cell>
          <table:table-cell office:value-type="string">
            <text:p><text:a xlink:href="https://www.actionagainsthunger.org/">https://www.actionagainsthunger.org/</text:a></text:p>
          </table:table-cell>
          <table:table-cell office:value-type="string">
            <text:p>Healthcare and prevention &gt;prevention(other)</text:p>
          </table:table-cell>
          <table:table-cell table:number-columns-repeated="2"/>
          <table:table-cell office:value-type="string">
            <text:p>global</text:p>
          </table:table-cell>
          <table:table-cell office:value-type="string">
            <text:p>children</text:p>
          </table:table-cell>
          <table:table-cell/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table:number-columns-repeated="1010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Conditional cash transfers to increase infant vaccination as run by New Incentives</text:p>
          </table:table-cell>
          <table:table-cell office:value-type="string">
            <text:p><text:span text:style-name="T3">Providing cash transfers to caregivers who bring their infants to receive routine vaccinations, along with outreach to encourage vaccination and efforts to ensure vaccines are available in clinics. (</text:span><text:span text:style-name="T4">More</text:span><text:span text:style-name="T3"> on the program; </text:span><text:span text:style-name="T4">more</text:span><text:span text:style-name="T3"> on the evidence)</text:span></text:p>
          </table:table-cell>
          <table:table-cell office:value-type="string">
            <text:p>GiveWell</text:p>
          </table:table-cell>
          <table:table-cell office:value-type="string">
            <text:p><text:a xlink:href="https://docs.google.com/spreadsheets/d/18ROI6dRdKsNfXg5gIyBa1_7eYOjowfbw5n65zkrLnvc/edit#gid=1176773164">https://docs.google.com/spreadsheets/d/18ROI6dRdKsNfXg5gIyBa1_7eYOjowfbw5n65zkrLnvc/edit#gid=1176773164</text:a></text:p>
          </table:table-cell>
          <table:table-cell office:value-type="string">
            <text:p><text:a xlink:href="https://www.newincentives.org/">https://www.newincentives.org/</text:a></text:p>
          </table:table-cell>
          <table:table-cell office:value-type="string">
            <text:p>Healthcare and prevention &gt;prevention(other)</text:p>
          </table:table-cell>
          <table:table-cell table:number-columns-repeated="2"/>
          <table:table-cell office:value-type="string">
            <text:p>Nigeria </text:p>
          </table:table-cell>
          <table:table-cell office:value-type="string">
            <text:p>children </text:p>
          </table:table-cell>
          <table:table-cell/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table:number-columns-repeated="1010"/>
        </table:table-row>
        <table:table-row table:style-name="ro6">
          <table:table-cell office:value-type="float" office:value="4">
            <text:p>4</text:p>
          </table:table-cell>
          <table:table-cell office:value-type="string">
            <text:p>Deworming (mass drug administration targeting schistosomiasis and/or soil-transmitted helminths)</text:p>
          </table:table-cell>
          <table:table-cell office:value-type="string">
            <text:p><text:span text:style-name="T2"><text:a xlink:href="https:/www.givewell.org/international/technical/programs/deworming">Treating all school-aged children with anti-parasitic drugs in areas at risk for schistosomiasis and/or soil-transmitted helminths once or twice per year. (More)</text:a></text:span></text:p>
          </table:table-cell>
          <table:table-cell office:value-type="string">
            <text:p>GiveWell</text:p>
          </table:table-cell>
          <table:table-cell office:value-type="string">
            <text:p><text:a xlink:href="https://docs.google.com/spreadsheets/d/18ROI6dRdKsNfXg5gIyBa1_7eYOjowfbw5n65zkrLnvc/edit#gid=472531943">https://docs.google.com/spreadsheets/d/18ROI6dRdKsNfXg5gIyBa1_7eYOjowfbw5n65zkrLnvc/edit#gid=472531943</text:a></text:p>
          </table:table-cell>
          <table:table-cell office:value-type="string">
            <text:p><text:a xlink:href="https://donate.sightsavers.org/countries/global/appeals/web2024gl">https://donate.sightsavers.org/countries/global/appeals/web2024gl</text:a></text:p>
          </table:table-cell>
          <table:table-cell office:value-type="string">
            <text:p>Healthcare and prevention &gt;prevention(other)</text:p>
          </table:table-cell>
          <table:table-cell table:number-columns-repeated="2"/>
          <table:table-cell office:value-type="string">
            <text:p>global</text:p>
          </table:table-cell>
          <table:table-cell office:value-type="string">
            <text:p>children </text:p>
          </table:table-cell>
          <table:table-cell/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7">
          <table:table-cell office:value-type="float" office:value="5">
            <text:p>5</text:p>
          </table:table-cell>
          <table:table-cell office:value-type="string">
            <text:p>Electronic immunization registry and mobile-based conditional cash transfers to increase vaccination as run by IRD Global</text:p>
          </table:table-cell>
          <table:table-cell office:value-type="string">
            <text:p><text:span text:style-name="T2"><text:a xlink:href="https:/www.givewell.org/international/technical/programs/IRD-Global">Providing conditional cash transfers using a mobile phone-based platform to incentivize infant immunization in seven high-risk/low-immunization districts in Sindh Province, Pakistan. (More)</text:a></text:span></text:p>
          </table:table-cell>
          <table:table-cell office:value-type="string">
            <text:p>GiveWell</text:p>
          </table:table-cell>
          <table:table-cell office:value-type="string">
            <text:p><text:a xlink:href="https://docs.google.com/spreadsheets/d/1VGE6PqqxZK_I2WkUs0nqv0otjtnu_0q6ZwTi3asLvWo/edit#gid=252721609">https://docs.google.com/spreadsheets/d/1VGE6PqqxZK_I2WkUs0nqv0otjtnu_0q6ZwTi3asLvWo/edit#gid=252721609</text:a></text:p>
          </table:table-cell>
          <table:table-cell office:value-type="string">
            <text:p><text:a xlink:href="https://ird.global/program/maternal-and-child/projects/mobile-conditional-cash-transfers-mcct-program/">https://ird.global/program/maternal-and-child/projects/mobile-conditional-cash-transfers-mcct-program/</text:a></text:p>
          </table:table-cell>
          <table:table-cell office:value-type="string">
            <text:p>Healthcare and prevention &gt;prevention(other)</text:p>
          </table:table-cell>
          <table:table-cell table:number-columns-repeated="2"/>
          <table:table-cell office:value-type="string">
            <text:p>global</text:p>
          </table:table-cell>
          <table:table-cell office:value-type="string">
            <text:p>children </text:p>
          </table:table-cell>
          <table:table-cell/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8">
          <table:table-cell office:value-type="float" office:value="6">
            <text:p>6</text:p>
          </table:table-cell>
          <table:table-cell office:value-type="string">
            <text:p>Intermittent preventive treatment in infants (IPTi) for malaria </text:p>
          </table:table-cell>
          <table:table-cell office:value-type="string">
            <text:p><text:span text:style-name="T2"><text:a xlink:href="https:/www.givewell.org/international/technical/programs/IPTi">Providing preventive antimalarial medicine to children aged 1-15 months at routine vaccination visits. (More)</text:a></text:span></text:p>
          </table:table-cell>
          <table:table-cell office:value-type="string">
            <text:p>GiveWell</text:p>
          </table:table-cell>
          <table:table-cell office:value-type="string">
            <text:p><text:a xlink:href="https://docs.google.com/spreadsheets/d/18ROI6dRdKsNfXg5gIyBa1_7eYOjowfbw5n65zkrLnvc/edit#gid=1176773164">https://docs.google.com/spreadsheets/d/18ROI6dRdKsNfXg5gIyBa1_7eYOjowfbw5n65zkrLnvc/edit#gid=1176773164</text:a></text:p>
          </table:table-cell>
          <table:table-cell office:value-type="string">
            <text:p><text:a xlink:href="https://www.malariaconsortium.org/">https://www.malariaconsortium.org/</text:a></text:p>
          </table:table-cell>
          <table:table-cell office:value-type="string">
            <text:p>Healthcare and prevention &gt;prevention(other)</text:p>
          </table:table-cell>
          <table:table-cell table:number-columns-repeated="2"/>
          <table:table-cell table:style-name="ce5" office:value-type="string">
            <text:p>global (Africa, Asia) <text:s text:c="7"/>Africa: Ethiopa South Sudan, Chad, Burkina Faso, Togo, Nigeria, Cameroon, Mozambique, Uganda <text:s text:c="14"/>Asia: Myanmar, Thailand, Cambodia, Bangladesh, Nepal </text:p>
          </table:table-cell>
          <table:table-cell office:value-type="string">
            <text:p>children </text:p>
          </table:table-cell>
          <table:table-cell/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table:number-columns-repeated="1010"/>
        </table:table-row>
        <table:table-row table:style-name="ro9">
          <table:table-cell office:value-type="float" office:value="7">
            <text:p>7</text:p>
          </table:table-cell>
          <table:table-cell office:value-type="string">
            <text:p>Iron fortification</text:p>
          </table:table-cell>
          <table:table-cell office:value-type="string">
            <text:p><text:span text:style-name="T2"><text:a xlink:href="https:/www.givewell.org/international/technical/programs/iron-fortification">Mass fortification of staple foods, such as wheat flour, to reduce iron deficiency. (More)</text:a></text:span></text:p>
          </table:table-cell>
          <table:table-cell office:value-type="string">
            <text:p>GiveWell</text:p>
          </table:table-cell>
          <table:table-cell office:value-type="string">
            <text:p><text:a xlink:href="https://docs.google.com/spreadsheets/d/16vIIgskVxDlls0QCwGhLcJWUQnSywh6b20EFFVufne8/edit#gid=0">https://docs.google.com/spreadsheets/d/16vIIgskVxDlls0QCwGhLcJWUQnSywh6b20EFFVufne8/edit#gid=0</text:a></text:p>
          </table:table-cell>
          <table:table-cell office:value-type="string">
            <text:p><text:a xlink:href="https://www.gainhealth.org/">https://www.gainhealth.org/</text:a></text:p>
          </table:table-cell>
          <table:table-cell office:value-type="string">
            <text:p>Healthcare and prevention &gt;prevention(other)</text:p>
          </table:table-cell>
          <table:table-cell table:number-columns-repeated="2"/>
          <table:table-cell office:value-type="string">
            <text:p>global (Africa, Asia) <text:s text:c="8"/></text:p>
          </table:table-cell>
          <table:table-cell office:value-type="string">
            <text:p>children </text:p>
          </table:table-cell>
          <table:table-cell/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10">
          <table:table-cell office:value-type="float" office:value="8">
            <text:p>8</text:p>
          </table:table-cell>
          <table:table-cell office:value-type="string">
            <text:p>Iron supplementation for school-age children</text:p>
          </table:table-cell>
          <table:table-cell office:value-type="string">
            <text:p><text:span text:style-name="T2"><text:a xlink:href="https:/www.givewell.org/international/technical/programs/iron-supplementation">Distributing iron supplements to school-age children to prevent anemia. (More)</text:a></text:span></text:p>
          </table:table-cell>
          <table:table-cell office:value-type="string">
            <text:p>GiveWell</text:p>
          </table:table-cell>
          <table:table-cell office:value-type="string">
            <text:p><text:a xlink:href="https://docs.google.com/spreadsheets/d/1hCNU1us4gavfFUduatVFr2u20V7YxMDdnc8ty9lTeRM/edit#gid=941486089">https://docs.google.com/spreadsheets/d/1hCNU1us4gavfFUduatVFr2u20V7YxMDdnc8ty9lTeRM/edit#gid=941486089</text:a></text:p>
          </table:table-cell>
          <table:table-cell office:value-type="string">
            <text:p><text:a xlink:href="https://helenkellerintl.org/">https://helenkellerintl.org/</text:a></text:p>
          </table:table-cell>
          <table:table-cell office:value-type="string">
            <text:p>Healthcare and prevention &gt;prevention(other)</text:p>
          </table:table-cell>
          <table:table-cell table:number-columns-repeated="2"/>
          <table:table-cell office:value-type="string">
            <text:p>global</text:p>
          </table:table-cell>
          <table:table-cell office:value-type="string">
            <text:p>children </text:p>
          </table:table-cell>
          <table:table-cell/>
          <table:table-cell office:value-type="string">
            <text:p>n</text:p>
          </table:table-cell>
          <table:table-cell table:style-name="ce6" office:value-type="float" office:value="2">
            <text:p>2</text:p>
          </table:table-cell>
          <table:table-cell table:number-columns-repeated="1010"/>
        </table:table-row>
        <table:table-row table:style-name="ro9">
          <table:table-cell office:value-type="float" office:value="9">
            <text:p>9</text:p>
          </table:table-cell>
          <table:table-cell office:value-type="string">
            <text:p>Kangaroo mother care (KMC)</text:p>
          </table:table-cell>
          <table:table-cell office:value-type="string">
            <text:p><text:span text:style-name="T2"><text:a xlink:href="https:/www.givewell.org/international/technical/programs/kangaroo-mother-care">Providing a low-cost alternative to conventional neonatal intensive care for low birth weight infants during their stay at a healthcare facility. (More)</text:a></text:span></text:p>
          </table:table-cell>
          <table:table-cell office:value-type="string">
            <text:p>GiveWell</text:p>
          </table:table-cell>
          <table:table-cell office:value-type="string">
            <text:p><text:a xlink:href="https://docs.google.com/spreadsheets/d/1MUN2dDgx5ooIfTclyokdGhsXDMpPmYBhYVgTJTfkAMU/edit#gid=1669064268">https://docs.google.com/spreadsheets/d/1MUN2dDgx5ooIfTclyokdGhsXDMpPmYBhYVgTJTfkAMU/edit#gid=1669064268</text:a></text:p>
          </table:table-cell>
          <table:table-cell/>
          <table:table-cell office:value-type="string">
            <text:p>Healthcare and prevention &gt;prevention(other)</text:p>
          </table:table-cell>
          <table:table-cell table:number-columns-repeated="3"/>
          <table:table-cell office:value-type="string">
            <text:p>children <text:s/></text:p>
          </table:table-cell>
          <table:table-cell/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11">
          <table:table-cell office:value-type="float" office:value="10">
            <text:p>10</text:p>
          </table:table-cell>
          <table:table-cell office:value-type="string">
            <text:p>Malaria vaccine</text:p>
          </table:table-cell>
          <table:table-cell office:value-type="string">
            <text:p><text:span text:style-name="T2"><text:a xlink:href="https:/www.givewell.org/international/technical/programs/malaria-vaccines">Administration of the RTS,S malaria vaccine to young children in regions with moderate to high transmission as part of a comprehensive malaria control program. (More)</text:a></text:span></text:p>
          </table:table-cell>
          <table:table-cell office:value-type="string">
            <text:p>GiveWell</text:p>
          </table:table-cell>
          <table:table-cell office:value-type="string">
            <text:p><text:a xlink:href="https://docs.google.com/spreadsheets/d/1e2AoW8EBNJLUymWAqEdbcdb1aa3dfIFdL3xT2Jb99O8/edit#gid=0">https://docs.google.com/spreadsheets/d/1e2AoW8EBNJLUymWAqEdbcdb1aa3dfIFdL3xT2Jb99O8/edit#gid=0</text:a></text:p>
          </table:table-cell>
          <table:table-cell/>
          <table:table-cell office:value-type="string">
            <text:p>Healthcare and prevention &gt;prevention(other)</text:p>
          </table:table-cell>
          <table:table-cell table:number-columns-repeated="3"/>
          <table:table-cell office:value-type="string">
            <text:p>children </text:p>
          </table:table-cell>
          <table:table-cell/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table:number-columns-repeated="10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06">06.01.2024</text:date>, <text:time>16:01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a Kottwitz</meta:initial-creator>
    <meta:creation-date>2023-12-23T12:43:41.847000000</meta:creation-date>
    <meta:generator>OpenOffice/4.1.15$Win32 OpenOffice.org_project/4115m2$Build-9813</meta:generator>
    <dc:date>2024-01-06T16:01:59.50</dc:date>
    <meta:editing-duration>PT2H20M52S</meta:editing-duration>
    <meta:editing-cycles>5</meta:editing-cycles>
    <meta:document-statistic meta:table-count="1" meta:cell-count="125" meta:object-count="0"/>
  </office:meta>
</office:document-meta>
</file>